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9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999999" style:text-align-source="fix" style:repeat-content="false" fo:border="0.002cm solid #000000" style:shrink-to-fit="true" style:vertical-align="middle"/>
      <style:paragraph-properties fo:text-align="center"/>
      <style:text-properties fo:font-size="11.5pt" fo:font-weight="bold" style:font-size-asian="11.5pt" style:font-weight-asian="bold" style:font-size-complex="11.5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shrink-to-fit="true" style:vertical-align="middle"/>
      <style:paragraph-properties fo:text-align="center"/>
    </style:style>
    <style:style style:name="ce3" style:family="table-cell" style:parent-style-name="Default">
      <style:table-cell-properties fo:background-color="#999999" style:text-align-source="fix" style:repeat-content="false" fo:border="0.002cm solid #000000" style:shrink-to-fit="tru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 style:shrink-to-fit="tru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cccccc" style:text-align-source="fix" style:repeat-content="false" fo:border="0.002cm solid #000000" style:shrink-to-fit="tru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02cm solid #000000" style:shrink-to-fit="tru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999999" style:text-align-source="fix" style:repeat-content="false" fo:border="0.002cm solid #000000" style:shrink-to-fit="true" style:vertical-align="middle"/>
      <style:paragraph-properties fo:text-align="start"/>
      <style:text-properties fo:font-size="11.5pt" fo:font-weight="bold" style:font-size-asian="11.5pt" style:font-weight-asian="bold" style:font-size-complex="11.5pt" style:font-weight-complex="bold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9" style:family="table-cell" style:parent-style-name="Default">
      <style:table-cell-properties fo:background-color="#999999" style:text-align-source="fix" style:repeat-content="false" fo:border="0.002cm solid #000000" style:shrink-to-fit="true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999999" style:text-align-source="fix" style:repeat-content="false" fo:border="0.002cm solid #000000" style:shrink-to-fit="tru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999999" style:text-align-source="fix" style:repeat-content="false" fo:border="0.002cm solid #000000" style:shrink-to-fit="true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0.002cm solid #000000" style:shrink-to-fit="true" style:vertical-align="middle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fo:border="0.002cm solid #000000" style:shrink-to-fit="true" style:vertical-align="middle"/>
      <style:paragraph-properties fo:text-align="center"/>
      <style:text-properties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6">
      <style:table-cell-properties style:text-align-source="fix" style:repeat-content="false" fo:border="0.002cm solid #000000" style:shrink-to-fit="true" style:vertical-align="middle"/>
      <style:paragraph-properties fo:text-align="center"/>
    </style:style>
    <style:style style:name="ce15" style:family="table-cell" style:parent-style-name="Default" style:data-style-name="N107">
      <style:table-cell-properties style:text-align-source="fix" style:repeat-content="false" fo:border="0.002cm solid #000000" style:shrink-to-fit="tru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style:shrink-to-fit="true" style:vertical-align="middle"/>
      <style:paragraph-properties fo:text-align="center"/>
    </style:style>
    <style:style style:name="T1" style:family="text">
      <style:text-properties style:text-position="sub 58%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6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>
            <text:p>Xi</text:p>
          </table:table-cell>
          <table:table-cell table:style-name="ce1" office:value-type="string">
            <text:p>Yi</text:p>
          </table:table-cell>
          <table:table-cell table:style-name="ce1" office:value-type="string">
            <text:p>Xbar</text:p>
          </table:table-cell>
          <table:table-cell table:style-name="ce1" office:value-type="string">
            <text:p>Ybar</text:p>
          </table:table-cell>
          <table:table-cell table:style-name="ce1" office:value-type="string">
            <text:p>Ui</text:p>
          </table:table-cell>
          <table:table-cell table:style-name="ce1" office:value-type="string">
            <text:p>Vi</text:p>
          </table:table-cell>
          <table:table-cell table:number-columns-repeated="4"/>
        </table:table-row>
        <table:table-row table:style-name="ro2">
          <table:table-cell office:value-type="float" office:value="562">
            <text:p>562</text:p>
          </table:table-cell>
          <table:table-cell office:value-type="float" office:value="191">
            <text:p>191</text:p>
          </table:table-cell>
          <table:table-cell table:formula="of:=AVERAGE([.A2:.A11])" office:value-type="float" office:value="624.8">
            <text:p>624,8</text:p>
          </table:table-cell>
          <table:table-cell table:formula="of:=AVERAGE([.B2:.B11])" office:value-type="float" office:value="378.9">
            <text:p>378,9</text:p>
          </table:table-cell>
          <table:table-cell table:formula="of:=[.A2]-[.C2]" office:value-type="float" office:value="-62.8">
            <text:p>-62,8</text:p>
          </table:table-cell>
          <table:table-cell table:formula="of:=[.B2]-[.D2]" office:value-type="float" office:value="-187.9">
            <text:p>-187,9</text:p>
          </table:table-cell>
          <table:table-cell table:number-columns-repeated="4"/>
        </table:table-row>
        <table:table-row table:style-name="ro2">
          <table:table-cell office:value-type="float" office:value="684">
            <text:p>684</text:p>
          </table:table-cell>
          <table:table-cell office:value-type="float" office:value="192">
            <text:p>192</text:p>
          </table:table-cell>
          <table:table-cell office:value-type="float" office:value="624.8">
            <text:p>624,8</text:p>
          </table:table-cell>
          <table:table-cell office:value-type="float" office:value="378.9">
            <text:p>378,9</text:p>
          </table:table-cell>
          <table:table-cell table:formula="of:=[.A3]-[.C3]" office:value-type="float" office:value="59.2">
            <text:p>59,2</text:p>
          </table:table-cell>
          <table:table-cell table:formula="of:=[.B3]-[.D3]" office:value-type="float" office:value="-186.9">
            <text:p>-186,9</text:p>
          </table:table-cell>
          <table:table-cell table:number-columns-repeated="4"/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298">
            <text:p>298</text:p>
          </table:table-cell>
          <table:table-cell office:value-type="float" office:value="624.8">
            <text:p>624,8</text:p>
          </table:table-cell>
          <table:table-cell office:value-type="float" office:value="378.9">
            <text:p>378,9</text:p>
          </table:table-cell>
          <table:table-cell table:formula="of:=[.A4]-[.C4]" office:value-type="float" office:value="-179.8">
            <text:p>-179,8</text:p>
          </table:table-cell>
          <table:table-cell table:formula="of:=[.B4]-[.D4]" office:value-type="float" office:value="-80.9">
            <text:p>-80,9</text:p>
          </table:table-cell>
          <table:table-cell table:number-columns-repeated="4"/>
        </table:table-row>
        <table:table-row table:style-name="ro2">
          <table:table-cell office:value-type="float" office:value="801">
            <text:p>801</text:p>
          </table:table-cell>
          <table:table-cell office:value-type="float" office:value="299">
            <text:p>299</text:p>
          </table:table-cell>
          <table:table-cell office:value-type="float" office:value="624.8">
            <text:p>624,8</text:p>
          </table:table-cell>
          <table:table-cell office:value-type="float" office:value="378.9">
            <text:p>378,9</text:p>
          </table:table-cell>
          <table:table-cell table:formula="of:=[.A5]-[.C5]" office:value-type="float" office:value="176.2">
            <text:p>176,2</text:p>
          </table:table-cell>
          <table:table-cell table:formula="of:=[.B5]-[.D5]" office:value-type="float" office:value="-79.9">
            <text:p>-79,9</text:p>
          </table:table-cell>
          <table:table-cell table:number-columns-repeated="4"/>
        </table:table-row>
        <table:table-row table:style-name="ro2">
          <table:table-cell office:value-type="float" office:value="427">
            <text:p>427</text:p>
          </table:table-cell>
          <table:table-cell office:value-type="float" office:value="372">
            <text:p>372</text:p>
          </table:table-cell>
          <table:table-cell office:value-type="float" office:value="624.8">
            <text:p>624,8</text:p>
          </table:table-cell>
          <table:table-cell office:value-type="float" office:value="378.9">
            <text:p>378,9</text:p>
          </table:table-cell>
          <table:table-cell table:formula="of:=[.A6]-[.C6]" office:value-type="float" office:value="-197.8">
            <text:p>-197,8</text:p>
          </table:table-cell>
          <table:table-cell table:formula="of:=[.B6]-[.D6]" office:value-type="float" office:value="-6.89999999999998">
            <text:p>-6,9</text:p>
          </table:table-cell>
          <table:table-cell table:number-columns-repeated="4"/>
        </table:table-row>
        <table:table-row table:style-name="ro2">
          <table:table-cell office:value-type="float" office:value="821">
            <text:p>821</text:p>
          </table:table-cell>
          <table:table-cell office:value-type="float" office:value="374">
            <text:p>374</text:p>
          </table:table-cell>
          <table:table-cell office:value-type="float" office:value="624.8">
            <text:p>624,8</text:p>
          </table:table-cell>
          <table:table-cell office:value-type="float" office:value="378.9">
            <text:p>378,9</text:p>
          </table:table-cell>
          <table:table-cell table:formula="of:=[.A7]-[.C7]" office:value-type="float" office:value="196.2">
            <text:p>196,2</text:p>
          </table:table-cell>
          <table:table-cell table:formula="of:=[.B7]-[.D7]" office:value-type="float" office:value="-4.89999999999998">
            <text:p>-4,9</text:p>
          </table:table-cell>
          <table:table-cell table:number-columns-repeated="4"/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479">
            <text:p>479</text:p>
          </table:table-cell>
          <table:table-cell office:value-type="float" office:value="624.8">
            <text:p>624,8</text:p>
          </table:table-cell>
          <table:table-cell office:value-type="float" office:value="378.9">
            <text:p>378,9</text:p>
          </table:table-cell>
          <table:table-cell table:formula="of:=[.A8]-[.C8]" office:value-type="float" office:value="-171.8">
            <text:p>-171,8</text:p>
          </table:table-cell>
          <table:table-cell table:formula="of:=[.B8]-[.D8]" office:value-type="float" office:value="100.1">
            <text:p>100,1</text:p>
          </table:table-cell>
          <table:table-cell table:number-columns-repeated="4"/>
        </table:table-row>
        <table:table-row table:style-name="ro2">
          <table:table-cell office:value-type="float" office:value="793">
            <text:p>793</text:p>
          </table:table-cell>
          <table:table-cell office:value-type="float" office:value="480">
            <text:p>480</text:p>
          </table:table-cell>
          <table:table-cell office:value-type="float" office:value="624.8">
            <text:p>624,8</text:p>
          </table:table-cell>
          <table:table-cell office:value-type="float" office:value="378.9">
            <text:p>378,9</text:p>
          </table:table-cell>
          <table:table-cell table:formula="of:=[.A9]-[.C9]" office:value-type="float" office:value="168.2">
            <text:p>168,2</text:p>
          </table:table-cell>
          <table:table-cell table:formula="of:=[.B9]-[.D9]" office:value-type="float" office:value="101.1">
            <text:p>101,1</text:p>
          </table:table-cell>
          <table:table-cell table:number-columns-repeated="4"/>
        </table:table-row>
        <table:table-row table:style-name="ro2">
          <table:table-cell office:value-type="float" office:value="518">
            <text:p>518</text:p>
          </table:table-cell>
          <table:table-cell office:value-type="float" office:value="551">
            <text:p>551</text:p>
          </table:table-cell>
          <table:table-cell office:value-type="float" office:value="624.8">
            <text:p>624,8</text:p>
          </table:table-cell>
          <table:table-cell office:value-type="float" office:value="378.9">
            <text:p>378,9</text:p>
          </table:table-cell>
          <table:table-cell table:formula="of:=[.A10]-[.C10]" office:value-type="float" office:value="-106.8">
            <text:p>-106,8</text:p>
          </table:table-cell>
          <table:table-cell table:formula="of:=[.B10]-[.D10]" office:value-type="float" office:value="172.1">
            <text:p>172,1</text:p>
          </table:table-cell>
          <table:table-cell table:number-columns-repeated="4"/>
        </table:table-row>
        <table:table-row table:style-name="ro2">
          <table:table-cell office:value-type="float" office:value="744">
            <text:p>744</text:p>
          </table:table-cell>
          <table:table-cell office:value-type="float" office:value="553">
            <text:p>553</text:p>
          </table:table-cell>
          <table:table-cell office:value-type="float" office:value="624.8">
            <text:p>624,8</text:p>
          </table:table-cell>
          <table:table-cell office:value-type="float" office:value="378.9">
            <text:p>378,9</text:p>
          </table:table-cell>
          <table:table-cell table:formula="of:=[.A11]-[.C11]" office:value-type="float" office:value="119.2">
            <text:p>119,2</text:p>
          </table:table-cell>
          <table:table-cell table:formula="of:=[.B11]-[.D11]" office:value-type="float" office:value="174.1">
            <text:p>174,1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2">
          <table:table-cell office:value-type="float" office:value="-62.8">
            <text:p>-62,8</text:p>
          </table:table-cell>
          <table:table-cell office:value-type="float" office:value="59.2">
            <text:p>59,2</text:p>
          </table:table-cell>
          <table:table-cell office:value-type="float" office:value="-179.8">
            <text:p>-179,8</text:p>
          </table:table-cell>
          <table:table-cell office:value-type="float" office:value="176.2">
            <text:p>176,2</text:p>
          </table:table-cell>
          <table:table-cell office:value-type="float" office:value="-197.8">
            <text:p>-197,8</text:p>
          </table:table-cell>
          <table:table-cell office:value-type="float" office:value="196.2">
            <text:p>196,2</text:p>
          </table:table-cell>
          <table:table-cell table:style-name="ce2" office:value-type="float" office:value="-171.8">
            <text:p>-171,8</text:p>
          </table:table-cell>
          <table:table-cell table:style-name="ce2" office:value-type="float" office:value="168.2">
            <text:p>168,2</text:p>
          </table:table-cell>
          <table:table-cell table:style-name="ce2" office:value-type="float" office:value="-106.8">
            <text:p>-106,8</text:p>
          </table:table-cell>
          <table:table-cell table:style-name="ce2" office:value-type="float" office:value="119.2">
            <text:p>119,2</text:p>
          </table:table-cell>
        </table:table-row>
        <table:table-row table:style-name="ro2">
          <table:table-cell office:value-type="float" office:value="-187.9">
            <text:p>-187,9</text:p>
          </table:table-cell>
          <table:table-cell office:value-type="float" office:value="-186.9">
            <text:p>-186,9</text:p>
          </table:table-cell>
          <table:table-cell office:value-type="float" office:value="-80.9">
            <text:p>-80,9</text:p>
          </table:table-cell>
          <table:table-cell office:value-type="float" office:value="-79.9">
            <text:p>-79,9</text:p>
          </table:table-cell>
          <table:table-cell office:value-type="float" office:value="-6.89999999999998">
            <text:p>-6,9</text:p>
          </table:table-cell>
          <table:table-cell office:value-type="float" office:value="-4.89999999999998">
            <text:p>-4,9</text:p>
          </table:table-cell>
          <table:table-cell table:style-name="ce2" office:value-type="float" office:value="100.1">
            <text:p>100,1</text:p>
          </table:table-cell>
          <table:table-cell table:style-name="ce2" office:value-type="float" office:value="101.1">
            <text:p>101,1</text:p>
          </table:table-cell>
          <table:table-cell table:style-name="ce2" office:value-type="float" office:value="172.1">
            <text:p>172,1</text:p>
          </table:table-cell>
          <table:table-cell table:style-name="ce2" office:value-type="float" office:value="174.1">
            <text:p>174,1</text:p>
          </table:table-cell>
        </table:table-row>
      </table:table>
      <table:table table:name="Foglio2" table:style-name="ta1">
        <table:table-column table:style-name="co1" table:number-columns-repeated="6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>
            <text:p>Xi</text:p>
          </table:table-cell>
          <table:table-cell table:style-name="ce1" office:value-type="string">
            <text:p>Yi</text:p>
          </table:table-cell>
          <table:table-cell table:style-name="ce1" office:value-type="string">
            <text:p>Xbar</text:p>
          </table:table-cell>
          <table:table-cell table:style-name="ce1" office:value-type="string">
            <text:p>Ybar</text:p>
          </table:table-cell>
          <table:table-cell table:style-name="ce1" office:value-type="string">
            <text:p>Ui</text:p>
          </table:table-cell>
          <table:table-cell table:style-name="ce1" office:value-type="string">
            <text:p>Vi</text:p>
          </table:table-cell>
          <table:table-cell table:number-columns-repeated="4"/>
        </table:table-row>
        <table:table-row table:style-name="ro2">
          <table:table-cell office:value-type="float" office:value="487">
            <text:p>487</text:p>
          </table:table-cell>
          <table:table-cell office:value-type="float" office:value="235">
            <text:p>235</text:p>
          </table:table-cell>
          <table:table-cell table:formula="of:=AVERAGE([.A2:.A11])" office:value-type="float" office:value="623.3">
            <text:p>623,3</text:p>
          </table:table-cell>
          <table:table-cell table:formula="of:=AVERAGE([.B2:.B11])" office:value-type="float" office:value="403.9">
            <text:p>403,9</text:p>
          </table:table-cell>
          <table:table-cell table:formula="of:=[.A2]-[.C2]" office:value-type="float" office:value="-136.3">
            <text:p>-136,3</text:p>
          </table:table-cell>
          <table:table-cell table:formula="of:=[.B2]-[.D2]" office:value-type="float" office:value="-168.9">
            <text:p>-168,9</text:p>
          </table:table-cell>
          <table:table-cell table:number-columns-repeated="4"/>
        </table:table-row>
        <table:table-row table:style-name="ro2">
          <table:table-cell office:value-type="float" office:value="752">
            <text:p>752</text:p>
          </table:table-cell>
          <table:table-cell office:value-type="float" office:value="234">
            <text:p>234</text:p>
          </table:table-cell>
          <table:table-cell office:value-type="float" office:value="623.3">
            <text:p>623,3</text:p>
          </table:table-cell>
          <table:table-cell office:value-type="float" office:value="403.9">
            <text:p>403,9</text:p>
          </table:table-cell>
          <table:table-cell table:formula="of:=[.A3]-[.C3]" office:value-type="float" office:value="128.7">
            <text:p>128,7</text:p>
          </table:table-cell>
          <table:table-cell table:formula="of:=[.B3]-[.D3]" office:value-type="float" office:value="-169.9">
            <text:p>-169,9</text:p>
          </table:table-cell>
          <table:table-cell table:number-columns-repeated="4"/>
        </table:table-row>
        <table:table-row table:style-name="ro2">
          <table:table-cell office:value-type="float" office:value="437">
            <text:p>437</text:p>
          </table:table-cell>
          <table:table-cell office:value-type="float" office:value="316">
            <text:p>316</text:p>
          </table:table-cell>
          <table:table-cell office:value-type="float" office:value="623.3">
            <text:p>623,3</text:p>
          </table:table-cell>
          <table:table-cell office:value-type="float" office:value="403.9">
            <text:p>403,9</text:p>
          </table:table-cell>
          <table:table-cell table:formula="of:=[.A4]-[.C4]" office:value-type="float" office:value="-186.3">
            <text:p>-186,3</text:p>
          </table:table-cell>
          <table:table-cell table:formula="of:=[.B4]-[.D4]" office:value-type="float" office:value="-87.9">
            <text:p>-87,9</text:p>
          </table:table-cell>
          <table:table-cell table:number-columns-repeated="4"/>
        </table:table-row>
        <table:table-row table:style-name="ro2">
          <table:table-cell office:value-type="float" office:value="809">
            <text:p>809</text:p>
          </table:table-cell>
          <table:table-cell office:value-type="float" office:value="314">
            <text:p>314</text:p>
          </table:table-cell>
          <table:table-cell office:value-type="float" office:value="623.3">
            <text:p>623,3</text:p>
          </table:table-cell>
          <table:table-cell office:value-type="float" office:value="403.9">
            <text:p>403,9</text:p>
          </table:table-cell>
          <table:table-cell table:formula="of:=[.A5]-[.C5]" office:value-type="float" office:value="185.7">
            <text:p>185,7</text:p>
          </table:table-cell>
          <table:table-cell table:formula="of:=[.B5]-[.D5]" office:value-type="float" office:value="-89.9">
            <text:p>-89,9</text:p>
          </table:table-cell>
          <table:table-cell table:number-columns-repeated="4"/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380">
            <text:p>380</text:p>
          </table:table-cell>
          <table:table-cell office:value-type="float" office:value="623.3">
            <text:p>623,3</text:p>
          </table:table-cell>
          <table:table-cell office:value-type="float" office:value="403.9">
            <text:p>403,9</text:p>
          </table:table-cell>
          <table:table-cell table:formula="of:=[.A6]-[.C6]" office:value-type="float" office:value="-194.3">
            <text:p>-194,3</text:p>
          </table:table-cell>
          <table:table-cell table:formula="of:=[.B6]-[.D6]" office:value-type="float" office:value="-23.9">
            <text:p>-23,9</text:p>
          </table:table-cell>
          <table:table-cell table:number-columns-repeated="4"/>
        </table:table-row>
        <table:table-row table:style-name="ro2">
          <table:table-cell office:value-type="float" office:value="818">
            <text:p>818</text:p>
          </table:table-cell>
          <table:table-cell office:value-type="float" office:value="381">
            <text:p>381</text:p>
          </table:table-cell>
          <table:table-cell office:value-type="float" office:value="623.3">
            <text:p>623,3</text:p>
          </table:table-cell>
          <table:table-cell office:value-type="float" office:value="403.9">
            <text:p>403,9</text:p>
          </table:table-cell>
          <table:table-cell table:formula="of:=[.A7]-[.C7]" office:value-type="float" office:value="194.7">
            <text:p>194,7</text:p>
          </table:table-cell>
          <table:table-cell table:formula="of:=[.B7]-[.D7]" office:value-type="float" office:value="-22.9">
            <text:p>-22,9</text:p>
          </table:table-cell>
          <table:table-cell table:number-columns-repeated="4"/>
        </table:table-row>
        <table:table-row table:style-name="ro2">
          <table:table-cell office:value-type="float" office:value="487">
            <text:p>487</text:p>
          </table:table-cell>
          <table:table-cell office:value-type="float" office:value="518">
            <text:p>518</text:p>
          </table:table-cell>
          <table:table-cell office:value-type="float" office:value="623.3">
            <text:p>623,3</text:p>
          </table:table-cell>
          <table:table-cell office:value-type="float" office:value="403.9">
            <text:p>403,9</text:p>
          </table:table-cell>
          <table:table-cell table:formula="of:=[.A8]-[.C8]" office:value-type="float" office:value="-136.3">
            <text:p>-136,3</text:p>
          </table:table-cell>
          <table:table-cell table:formula="of:=[.B8]-[.D8]" office:value-type="float" office:value="114.1">
            <text:p>114,1</text:p>
          </table:table-cell>
          <table:table-cell table:number-columns-repeated="4"/>
        </table:table-row>
        <table:table-row table:style-name="ro2">
          <table:table-cell office:value-type="float" office:value="774">
            <text:p>774</text:p>
          </table:table-cell>
          <table:table-cell office:value-type="float" office:value="520">
            <text:p>520</text:p>
          </table:table-cell>
          <table:table-cell office:value-type="float" office:value="623.3">
            <text:p>623,3</text:p>
          </table:table-cell>
          <table:table-cell office:value-type="float" office:value="403.9">
            <text:p>403,9</text:p>
          </table:table-cell>
          <table:table-cell table:formula="of:=[.A9]-[.C9]" office:value-type="float" office:value="150.7">
            <text:p>150,7</text:p>
          </table:table-cell>
          <table:table-cell table:formula="of:=[.B9]-[.D9]" office:value-type="float" office:value="116.1">
            <text:p>116,1</text:p>
          </table:table-cell>
          <table:table-cell table:number-columns-repeated="4"/>
        </table:table-row>
        <table:table-row table:style-name="ro2">
          <table:table-cell office:value-type="float" office:value="553">
            <text:p>553</text:p>
          </table:table-cell>
          <table:table-cell office:value-type="float" office:value="571">
            <text:p>571</text:p>
          </table:table-cell>
          <table:table-cell office:value-type="float" office:value="623.3">
            <text:p>623,3</text:p>
          </table:table-cell>
          <table:table-cell office:value-type="float" office:value="403.9">
            <text:p>403,9</text:p>
          </table:table-cell>
          <table:table-cell table:formula="of:=[.A10]-[.C10]" office:value-type="float" office:value="-70.3">
            <text:p>-70,3</text:p>
          </table:table-cell>
          <table:table-cell table:formula="of:=[.B10]-[.D10]" office:value-type="float" office:value="167.1">
            <text:p>167,1</text:p>
          </table:table-cell>
          <table:table-cell table:number-columns-repeated="4"/>
        </table:table-row>
        <table:table-row table:style-name="ro2">
          <table:table-cell office:value-type="float" office:value="687">
            <text:p>687</text:p>
          </table:table-cell>
          <table:table-cell office:value-type="float" office:value="570">
            <text:p>570</text:p>
          </table:table-cell>
          <table:table-cell office:value-type="float" office:value="623.3">
            <text:p>623,3</text:p>
          </table:table-cell>
          <table:table-cell office:value-type="float" office:value="403.9">
            <text:p>403,9</text:p>
          </table:table-cell>
          <table:table-cell table:formula="of:=[.A11]-[.C11]" office:value-type="float" office:value="63.7">
            <text:p>63,7</text:p>
          </table:table-cell>
          <table:table-cell table:formula="of:=[.B11]-[.D11]" office:value-type="float" office:value="166.1">
            <text:p>166,1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2">
          <table:table-cell office:value-type="float" office:value="-136.3">
            <text:p>-136,3</text:p>
          </table:table-cell>
          <table:table-cell office:value-type="float" office:value="128.7">
            <text:p>128,7</text:p>
          </table:table-cell>
          <table:table-cell office:value-type="float" office:value="-186.3">
            <text:p>-186,3</text:p>
          </table:table-cell>
          <table:table-cell office:value-type="float" office:value="185.7">
            <text:p>185,7</text:p>
          </table:table-cell>
          <table:table-cell office:value-type="float" office:value="-194.3">
            <text:p>-194,3</text:p>
          </table:table-cell>
          <table:table-cell office:value-type="float" office:value="194.7">
            <text:p>194,7</text:p>
          </table:table-cell>
          <table:table-cell table:style-name="ce2" office:value-type="float" office:value="-136.3">
            <text:p>-136,3</text:p>
          </table:table-cell>
          <table:table-cell table:style-name="ce2" office:value-type="float" office:value="150.7">
            <text:p>150,7</text:p>
          </table:table-cell>
          <table:table-cell table:style-name="ce2" office:value-type="float" office:value="-70.3">
            <text:p>-70,3</text:p>
          </table:table-cell>
          <table:table-cell table:style-name="ce2" office:value-type="float" office:value="63.7">
            <text:p>63,7</text:p>
          </table:table-cell>
        </table:table-row>
        <table:table-row table:style-name="ro2">
          <table:table-cell office:value-type="float" office:value="-168.9">
            <text:p>-168,9</text:p>
          </table:table-cell>
          <table:table-cell office:value-type="float" office:value="-169.9">
            <text:p>-169,9</text:p>
          </table:table-cell>
          <table:table-cell office:value-type="float" office:value="-87.9">
            <text:p>-87,9</text:p>
          </table:table-cell>
          <table:table-cell office:value-type="float" office:value="-89.9">
            <text:p>-89,9</text:p>
          </table:table-cell>
          <table:table-cell office:value-type="float" office:value="-23.9">
            <text:p>-23,9</text:p>
          </table:table-cell>
          <table:table-cell office:value-type="float" office:value="-22.9">
            <text:p>-22,9</text:p>
          </table:table-cell>
          <table:table-cell table:style-name="ce2" office:value-type="float" office:value="114.1">
            <text:p>114,1</text:p>
          </table:table-cell>
          <table:table-cell table:style-name="ce2" office:value-type="float" office:value="116.1">
            <text:p>116,1</text:p>
          </table:table-cell>
          <table:table-cell table:style-name="ce2" office:value-type="float" office:value="167.1">
            <text:p>167,1</text:p>
          </table:table-cell>
          <table:table-cell table:style-name="ce2" office:value-type="float" office:value="166.1">
            <text:p>166,1</text:p>
          </table:table-cell>
        </table:table-row>
      </table:table>
      <table:table table:name="Foglio3" table:style-name="ta1">
        <table:table-column table:style-name="co1" table:number-columns-repeated="6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>
            <text:p>Xi</text:p>
          </table:table-cell>
          <table:table-cell table:style-name="ce1" office:value-type="string">
            <text:p>Yi</text:p>
          </table:table-cell>
          <table:table-cell table:style-name="ce1" office:value-type="string">
            <text:p>Xbar</text:p>
          </table:table-cell>
          <table:table-cell table:style-name="ce1" office:value-type="string">
            <text:p>Ybar</text:p>
          </table:table-cell>
          <table:table-cell table:style-name="ce1" office:value-type="string">
            <text:p>Ui</text:p>
          </table:table-cell>
          <table:table-cell table:style-name="ce1" office:value-type="string">
            <text:p>Vi</text:p>
          </table:table-cell>
          <table:table-cell table:number-columns-repeated="4"/>
        </table:table-row>
        <table:table-row table:style-name="ro2">
          <table:table-cell office:value-type="float" office:value="506">
            <text:p>506</text:p>
          </table:table-cell>
          <table:table-cell office:value-type="float" office:value="222">
            <text:p>222</text:p>
          </table:table-cell>
          <table:table-cell table:formula="of:=AVERAGE([.A2:.A11])" office:value-type="float" office:value="625.1">
            <text:p>625,1</text:p>
          </table:table-cell>
          <table:table-cell table:formula="of:=AVERAGE([.B2:.B11])" office:value-type="float" office:value="389.6">
            <text:p>389,6</text:p>
          </table:table-cell>
          <table:table-cell table:formula="of:=[.A2]-[.C2]" office:value-type="float" office:value="-119.1">
            <text:p>-119,1</text:p>
          </table:table-cell>
          <table:table-cell table:formula="of:=[.B2]-[.D2]" office:value-type="float" office:value="-167.6">
            <text:p>-167,6</text:p>
          </table:table-cell>
          <table:table-cell table:number-columns-repeated="4"/>
        </table:table-row>
        <table:table-row table:style-name="ro2">
          <table:table-cell office:value-type="float" office:value="741">
            <text:p>741</text:p>
          </table:table-cell>
          <table:table-cell office:value-type="float" office:value="223">
            <text:p>223</text:p>
          </table:table-cell>
          <table:table-cell office:value-type="float" office:value="625.1">
            <text:p>625,1</text:p>
          </table:table-cell>
          <table:table-cell office:value-type="float" office:value="389.6">
            <text:p>389,6</text:p>
          </table:table-cell>
          <table:table-cell table:formula="of:=[.A3]-[.C3]" office:value-type="float" office:value="115.9">
            <text:p>115,9</text:p>
          </table:table-cell>
          <table:table-cell table:formula="of:=[.B3]-[.D3]" office:value-type="float" office:value="-166.6">
            <text:p>-166,6</text:p>
          </table:table-cell>
          <table:table-cell table:number-columns-repeated="4"/>
        </table:table-row>
        <table:table-row table:style-name="ro2">
          <table:table-cell office:value-type="float" office:value="432">
            <text:p>432</text:p>
          </table:table-cell>
          <table:table-cell office:value-type="float" office:value="327">
            <text:p>327</text:p>
          </table:table-cell>
          <table:table-cell office:value-type="float" office:value="625.1">
            <text:p>625,1</text:p>
          </table:table-cell>
          <table:table-cell office:value-type="float" office:value="389.6">
            <text:p>389,6</text:p>
          </table:table-cell>
          <table:table-cell table:formula="of:=[.A4]-[.C4]" office:value-type="float" office:value="-193.1">
            <text:p>-193,1</text:p>
          </table:table-cell>
          <table:table-cell table:formula="of:=[.B4]-[.D4]" office:value-type="float" office:value="-62.6">
            <text:p>-62,6</text:p>
          </table:table-cell>
          <table:table-cell table:number-columns-repeated="4"/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325">
            <text:p>325</text:p>
          </table:table-cell>
          <table:table-cell office:value-type="float" office:value="625.1">
            <text:p>625,1</text:p>
          </table:table-cell>
          <table:table-cell office:value-type="float" office:value="389.6">
            <text:p>389,6</text:p>
          </table:table-cell>
          <table:table-cell table:formula="of:=[.A5]-[.C5]" office:value-type="float" office:value="184.9">
            <text:p>184,9</text:p>
          </table:table-cell>
          <table:table-cell table:formula="of:=[.B5]-[.D5]" office:value-type="float" office:value="-64.6">
            <text:p>-64,6</text:p>
          </table:table-cell>
          <table:table-cell table:number-columns-repeated="4"/>
        </table:table-row>
        <table:table-row table:style-name="ro2">
          <table:table-cell office:value-type="float" office:value="427">
            <text:p>427</text:p>
          </table:table-cell>
          <table:table-cell office:value-type="float" office:value="388">
            <text:p>388</text:p>
          </table:table-cell>
          <table:table-cell office:value-type="float" office:value="625.1">
            <text:p>625,1</text:p>
          </table:table-cell>
          <table:table-cell office:value-type="float" office:value="389.6">
            <text:p>389,6</text:p>
          </table:table-cell>
          <table:table-cell table:formula="of:=[.A6]-[.C6]" office:value-type="float" office:value="-198.1">
            <text:p>-198,1</text:p>
          </table:table-cell>
          <table:table-cell table:formula="of:=[.B6]-[.D6]" office:value-type="float" office:value="-1.60000000000002">
            <text:p>-1,6</text:p>
          </table:table-cell>
          <table:table-cell table:number-columns-repeated="4"/>
        </table:table-row>
        <table:table-row table:style-name="ro2">
          <table:table-cell office:value-type="float" office:value="817">
            <text:p>817</text:p>
          </table:table-cell>
          <table:table-cell office:value-type="float" office:value="389">
            <text:p>389</text:p>
          </table:table-cell>
          <table:table-cell office:value-type="float" office:value="625.1">
            <text:p>625,1</text:p>
          </table:table-cell>
          <table:table-cell office:value-type="float" office:value="389.6">
            <text:p>389,6</text:p>
          </table:table-cell>
          <table:table-cell table:formula="of:=[.A7]-[.C7]" office:value-type="float" office:value="191.9">
            <text:p>191,9</text:p>
          </table:table-cell>
          <table:table-cell table:formula="of:=[.B7]-[.D7]" office:value-type="float" office:value="-0.600000000000023">
            <text:p>-0,6</text:p>
          </table:table-cell>
          <table:table-cell table:number-columns-repeated="4"/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470">
            <text:p>470</text:p>
          </table:table-cell>
          <table:table-cell office:value-type="float" office:value="625.1">
            <text:p>625,1</text:p>
          </table:table-cell>
          <table:table-cell office:value-type="float" office:value="389.6">
            <text:p>389,6</text:p>
          </table:table-cell>
          <table:table-cell table:formula="of:=[.A8]-[.C8]" office:value-type="float" office:value="-177.1">
            <text:p>-177,1</text:p>
          </table:table-cell>
          <table:table-cell table:formula="of:=[.B8]-[.D8]" office:value-type="float" office:value="80.4">
            <text:p>80,4</text:p>
          </table:table-cell>
          <table:table-cell table:number-columns-repeated="4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469">
            <text:p>469</text:p>
          </table:table-cell>
          <table:table-cell office:value-type="float" office:value="625.1">
            <text:p>625,1</text:p>
          </table:table-cell>
          <table:table-cell office:value-type="float" office:value="389.6">
            <text:p>389,6</text:p>
          </table:table-cell>
          <table:table-cell table:formula="of:=[.A9]-[.C9]" office:value-type="float" office:value="174.9">
            <text:p>174,9</text:p>
          </table:table-cell>
          <table:table-cell table:formula="of:=[.B9]-[.D9]" office:value-type="float" office:value="79.4">
            <text:p>79,4</text:p>
          </table:table-cell>
          <table:table-cell table:number-columns-repeated="4"/>
        </table:table-row>
        <table:table-row table:style-name="ro2">
          <table:table-cell office:value-type="float" office:value="511">
            <text:p>511</text:p>
          </table:table-cell>
          <table:table-cell office:value-type="float" office:value="542">
            <text:p>542</text:p>
          </table:table-cell>
          <table:table-cell office:value-type="float" office:value="625.1">
            <text:p>625,1</text:p>
          </table:table-cell>
          <table:table-cell office:value-type="float" office:value="389.6">
            <text:p>389,6</text:p>
          </table:table-cell>
          <table:table-cell table:formula="of:=[.A10]-[.C10]" office:value-type="float" office:value="-114.1">
            <text:p>-114,1</text:p>
          </table:table-cell>
          <table:table-cell table:formula="of:=[.B10]-[.D10]" office:value-type="float" office:value="152.4">
            <text:p>152,4</text:p>
          </table:table-cell>
          <table:table-cell table:number-columns-repeated="4"/>
        </table:table-row>
        <table:table-row table:style-name="ro2">
          <table:table-cell office:value-type="float" office:value="759">
            <text:p>759</text:p>
          </table:table-cell>
          <table:table-cell office:value-type="float" office:value="541">
            <text:p>541</text:p>
          </table:table-cell>
          <table:table-cell office:value-type="float" office:value="625.1">
            <text:p>625,1</text:p>
          </table:table-cell>
          <table:table-cell office:value-type="float" office:value="389.6">
            <text:p>389,6</text:p>
          </table:table-cell>
          <table:table-cell table:formula="of:=[.A11]-[.C11]" office:value-type="float" office:value="133.9">
            <text:p>133,9</text:p>
          </table:table-cell>
          <table:table-cell table:formula="of:=[.B11]-[.D11]" office:value-type="float" office:value="151.4">
            <text:p>151,4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2">
          <table:table-cell office:value-type="float" office:value="-119.1">
            <text:p>-119,1</text:p>
          </table:table-cell>
          <table:table-cell office:value-type="float" office:value="115.9">
            <text:p>115,9</text:p>
          </table:table-cell>
          <table:table-cell office:value-type="float" office:value="-193.1">
            <text:p>-193,1</text:p>
          </table:table-cell>
          <table:table-cell office:value-type="float" office:value="184.9">
            <text:p>184,9</text:p>
          </table:table-cell>
          <table:table-cell office:value-type="float" office:value="-198.1">
            <text:p>-198,1</text:p>
          </table:table-cell>
          <table:table-cell office:value-type="float" office:value="191.9">
            <text:p>191,9</text:p>
          </table:table-cell>
          <table:table-cell table:style-name="ce2" office:value-type="float" office:value="-177.1">
            <text:p>-177,1</text:p>
          </table:table-cell>
          <table:table-cell table:style-name="ce2" office:value-type="float" office:value="174.9">
            <text:p>174,9</text:p>
          </table:table-cell>
          <table:table-cell table:style-name="ce2" office:value-type="float" office:value="-114.1">
            <text:p>-114,1</text:p>
          </table:table-cell>
          <table:table-cell table:style-name="ce2" office:value-type="float" office:value="133.9">
            <text:p>133,9</text:p>
          </table:table-cell>
        </table:table-row>
        <table:table-row table:style-name="ro2">
          <table:table-cell office:value-type="float" office:value="-167.6">
            <text:p>-167,6</text:p>
          </table:table-cell>
          <table:table-cell office:value-type="float" office:value="-166.6">
            <text:p>-166,6</text:p>
          </table:table-cell>
          <table:table-cell office:value-type="float" office:value="-62.6">
            <text:p>-62,6</text:p>
          </table:table-cell>
          <table:table-cell office:value-type="float" office:value="-64.6">
            <text:p>-64,6</text:p>
          </table:table-cell>
          <table:table-cell office:value-type="float" office:value="-1.60000000000002">
            <text:p>-1,6</text:p>
          </table:table-cell>
          <table:table-cell office:value-type="float" office:value="-0.600000000000023">
            <text:p>-0,6</text:p>
          </table:table-cell>
          <table:table-cell table:style-name="ce2" office:value-type="float" office:value="80.4">
            <text:p>80,4</text:p>
          </table:table-cell>
          <table:table-cell table:style-name="ce2" office:value-type="float" office:value="79.4">
            <text:p>79,4</text:p>
          </table:table-cell>
          <table:table-cell table:style-name="ce2" office:value-type="float" office:value="152.4">
            <text:p>152,4</text:p>
          </table:table-cell>
          <table:table-cell table:style-name="ce2" office:value-type="float" office:value="151.4">
            <text:p>151,4</text:p>
          </table:table-cell>
        </table:table-row>
      </table:table>
      <table:table table:name="Foglio4" table:style-name="ta1">
        <table:table-column table:style-name="co1" table:number-columns-repeated="2" table:default-cell-style-name="ce4"/>
        <table:table-column table:style-name="co1" table:default-cell-style-name="ce2"/>
        <table:table-row table:style-name="ro3">
          <table:table-cell table:style-name="ce3" office:value-type="string">
            <text:p>X<text:span text:style-name="T1">i</text:span></text:p>
          </table:table-cell>
          <table:table-cell table:style-name="ce3" office:value-type="string">
            <text:p>Y<text:span text:style-name="T1">i</text:span></text:p>
          </table:table-cell>
          <table:table-cell table:style-name="ce5" office:value-type="string">
            <text:p>(Alone rosso)</text:p>
          </table:table-cell>
        </table:table-row>
        <table:table-row table:style-name="ro2">
          <table:table-cell office:value-type="float" office:value="612">
            <text:p>612</text:p>
          </table:table-cell>
          <table:table-cell office:value-type="float" office:value="185">
            <text:p>185</text:p>
          </table:table-cell>
          <table:table-cell table:style-name="ce6" office:value-type="string" table:number-columns-spanned="1" table:number-rows-spanned="10">
            <text:p>Antiorario</text:p>
          </table:table-cell>
        </table:table-row>
        <table:table-row table:style-name="ro2">
          <table:table-cell office:value-type="float" office:value="584">
            <text:p>584</text:p>
          </table:table-cell>
          <table:table-cell office:value-type="float" office:value="188">
            <text:p>188</text:p>
          </table:table-cell>
          <table:covered-table-cell/>
        </table:table-row>
        <table:table-row table:style-name="ro2">
          <table:table-cell office:value-type="float" office:value="559">
            <text:p>559</text:p>
          </table:table-cell>
          <table:table-cell office:value-type="float" office:value="197">
            <text:p>197</text:p>
          </table:table-cell>
          <table:covered-table-cell/>
        </table:table-row>
        <table:table-row table:style-name="ro2">
          <table:table-cell office:value-type="float" office:value="531">
            <text:p>531</text:p>
          </table:table-cell>
          <table:table-cell office:value-type="float" office:value="210">
            <text:p>210</text:p>
          </table:table-cell>
          <table:covered-table-cell/>
        </table:table-row>
        <table:table-row table:style-name="ro2">
          <table:table-cell office:value-type="float" office:value="497">
            <text:p>497</text:p>
          </table:table-cell>
          <table:table-cell office:value-type="float" office:value="232">
            <text:p>232</text:p>
          </table:table-cell>
          <table:covered-table-cell/>
        </table:table-row>
        <table:table-row table:style-name="ro2">
          <table:table-cell office:value-type="float" office:value="474">
            <text:p>474</text:p>
          </table:table-cell>
          <table:table-cell office:value-type="float" office:value="255">
            <text:p>255</text:p>
          </table:table-cell>
          <table:covered-table-cell/>
        </table:table-row>
        <table:table-row table:style-name="ro2">
          <table:table-cell office:value-type="float" office:value="442">
            <text:p>442</text:p>
          </table:table-cell>
          <table:table-cell office:value-type="float" office:value="307">
            <text:p>307</text:p>
          </table:table-cell>
          <table:covered-table-cell/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361">
            <text:p>361</text:p>
          </table:table-cell>
          <table:covered-table-cell/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429">
            <text:p>429</text:p>
          </table:table-cell>
          <table:covered-table-cell/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486">
            <text:p>486</text:p>
          </table:table-cell>
          <table:covered-table-cell/>
        </table:table-row>
        <table:table-row table:style-name="ro2">
          <table:table-cell office:value-type="float" office:value="657">
            <text:p>657</text:p>
          </table:table-cell>
          <table:table-cell office:value-type="float" office:value="189">
            <text:p>189</text:p>
          </table:table-cell>
          <table:table-cell table:style-name="ce6" office:value-type="string" table:number-columns-spanned="1" table:number-rows-spanned="7">
            <text:p>Orario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203">
            <text:p>203</text:p>
          </table:table-cell>
          <table:covered-table-cell/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236">
            <text:p>236</text:p>
          </table:table-cell>
          <table:covered-table-cell/>
        </table:table-row>
        <table:table-row table:style-name="ro2">
          <table:table-cell office:value-type="float" office:value="783">
            <text:p>783</text:p>
          </table:table-cell>
          <table:table-cell office:value-type="float" office:value="276">
            <text:p>276</text:p>
          </table:table-cell>
          <table:covered-table-cell/>
        </table:table-row>
        <table:table-row table:style-name="ro2">
          <table:table-cell office:value-type="float" office:value="808">
            <text:p>808</text:p>
          </table:table-cell>
          <table:table-cell office:value-type="float" office:value="335">
            <text:p>335</text:p>
          </table:table-cell>
          <table:covered-table-cell/>
        </table:table-row>
        <table:table-row table:style-name="ro2">
          <table:table-cell office:value-type="float" office:value="814">
            <text:p>814</text:p>
          </table:table-cell>
          <table:table-cell office:value-type="float" office:value="383">
            <text:p>383</text:p>
          </table:table-cell>
          <table:covered-table-cell/>
        </table:table-row>
        <table:table-row table:style-name="ro2">
          <table:table-cell office:value-type="float" office:value="811">
            <text:p>811</text:p>
          </table:table-cell>
          <table:table-cell office:value-type="float" office:value="422">
            <text:p>422</text:p>
          </table:table-cell>
          <table:covered-table-cell/>
        </table:table-row>
      </table:table>
      <table:table table:name="Risultati" table:style-name="ta1">
        <table:table-column table:style-name="co1" table:default-cell-style-name="ce7"/>
        <table:table-column table:style-name="co1" table:number-columns-repeated="6" table:default-cell-style-name="ce8"/>
        <table:table-row table:style-name="ro1">
          <table:table-cell table:style-name="Default"/>
          <table:table-cell table:style-name="ce1" office:value-type="string">
            <text:p>Foglio 1</text:p>
          </table:table-cell>
          <table:table-cell table:style-name="ce1" office:value-type="string">
            <text:p>Foglio 2</text:p>
          </table:table-cell>
          <table:table-cell table:style-name="ce1" office:value-type="string">
            <text:p>Foglio 3</text:p>
          </table:table-cell>
          <table:table-cell table:style-name="ce1" office:value-type="string">
            <text:p>Foglio 4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Sigma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198.9">
            <text:p>198,9</text:p>
          </table:table-cell>
          <table:table-cell office:value-type="float" office:value="197.7">
            <text:p>197,7</text:p>
          </table:table-cell>
          <table:table-cell office:value-type="float" office:value="196.4">
            <text:p>196,4</text:p>
          </table:table-cell>
          <table:table-cell office:value-type="float" office:value="192.4">
            <text:p>192,4</text:p>
          </table:table-cell>
          <table:table-cell table:formula="of:=AVERAGE([.B2:.E2])" office:value-type="float" office:value="196.35">
            <text:p>196,35</text:p>
          </table:table-cell>
          <table:table-cell table:formula="of:=STDEV([.B2:.E2])" office:value-type="float" office:value="2.82429932313603">
            <text:p>2,8242993231</text:p>
          </table:table-cell>
        </table:table-row>
        <table:table-row table:style-name="ro1">
          <table:table-cell office:value-type="string">
            <text:p>xc</text:p>
          </table:table-cell>
          <table:table-cell office:value-type="float" office:value="624.3">
            <text:p>624,3</text:p>
          </table:table-cell>
          <table:table-cell office:value-type="float" office:value="624.1">
            <text:p>624,1</text:p>
          </table:table-cell>
          <table:table-cell office:value-type="float" office:value="623.8">
            <text:p>623,8</text:p>
          </table:table-cell>
          <table:table-cell office:value-type="float" office:value="621.6">
            <text:p>621,6</text:p>
          </table:table-cell>
          <table:table-cell table:formula="of:=AVERAGE([.B3:.E3])" office:value-type="float" office:value="623.45">
            <text:p>623,45</text:p>
          </table:table-cell>
          <table:table-cell table:formula="of:=STDEV([.B3:.E3])" office:value-type="float" office:value="1.25033328890071">
            <text:p>1,2503332889</text:p>
          </table:table-cell>
        </table:table-row>
        <table:table-row table:style-name="ro1">
          <table:table-cell office:value-type="string">
            <text:p>yc</text:p>
          </table:table-cell>
          <table:table-cell office:value-type="float" office:value="383.5">
            <text:p>383,5</text:p>
          </table:table-cell>
          <table:table-cell office:value-type="float" office:value="383.2">
            <text:p>383,2</text:p>
          </table:table-cell>
          <table:table-cell office:value-type="float" office:value="383.9">
            <text:p>383,9</text:p>
          </table:table-cell>
          <table:table-cell office:value-type="float" office:value="378.4">
            <text:p>378,4</text:p>
          </table:table-cell>
          <table:table-cell table:formula="of:=AVERAGE([.B4:.E4])" office:value-type="float" office:value="382.25">
            <text:p>382,25</text:p>
          </table:table-cell>
          <table:table-cell table:formula="of:=STDEV([.B4:.E4])" office:value-type="float" office:value="2.582634314029">
            <text:p>2,582634314</text:p>
          </table:table-cell>
        </table:table-row>
      </table:table>
      <table:table table:name="Astronomia" table:style-name="ta1">
        <table:table-column table:style-name="co3" table:default-cell-style-name="Default"/>
        <table:table-column table:style-name="co3" table:number-columns-repeated="2" table:default-cell-style-name="ce2"/>
        <table:table-column table:style-name="co3" table:number-columns-repeated="6" table:default-cell-style-name="Default"/>
        <table:table-row table:style-name="ro4">
          <table:table-cell/>
          <table:table-cell table:style-name="ce10" office:value-type="string">
            <text:p>Arcturus (Deg)</text:p>
          </table:table-cell>
          <table:table-cell table:style-name="ce10" office:value-type="string">
            <text:p>Spica (Deg)</text:p>
          </table:table-cell>
          <table:table-cell table:style-name="ce10" office:value-type="string">
            <text:p>Scarto</text:p>
          </table:table-cell>
          <table:table-cell table:style-name="ce10" office:value-type="string">
            <text:p>Cosalpha (Rad)</text:p>
          </table:table-cell>
          <table:table-cell table:style-name="ce10" office:value-type="string">
            <text:p>Alpha (Pix)</text:p>
          </table:table-cell>
          <table:table-cell table:style-name="ce10" office:value-type="string">
            <text:p>Deg/Pix</text:p>
          </table:table-cell>
          <table:table-cell table:style-name="ce10" office:value-type="string">
            <text:p>Ang Deg</text:p>
          </table:table-cell>
          <table:table-cell table:style-name="ce10" office:value-type="string">
            <text:p>Refr Index</text:p>
          </table:table-cell>
        </table:table-row>
        <table:table-row table:style-name="ro4">
          <table:table-cell table:style-name="ce9" office:value-type="string">
            <text:p>Ra (Azimut)</text:p>
          </table:table-cell>
          <table:table-cell office:value-type="float" office:value="213.75">
            <text:p>213,75</text:p>
          </table:table-cell>
          <table:table-cell office:value-type="float" office:value="201.25">
            <text:p>201,25</text:p>
          </table:table-cell>
          <table:table-cell table:style-name="ce2" table:formula="of:=[.B2]-[.C2]" office:value-type="float" office:value="12.5">
            <text:p>12,5</text:p>
          </table:table-cell>
          <table:table-cell table:style-name="ce2" office:value-type="float" office:value="0.8406">
            <text:p>0,8406</text:p>
          </table:table-cell>
          <table:table-cell table:style-name="ce2" office:value-type="float" office:value="32.8">
            <text:p>32,8</text:p>
          </table:table-cell>
          <table:table-cell table:style-name="ce2" table:formula="of:=[.F2]/295" office:value-type="float" office:value="0.111186440677966">
            <text:p>0,1111864407</text:p>
          </table:table-cell>
          <table:table-cell table:style-name="ce2" table:formula="of:=[$Risultati.F2]*[.G2]" office:value-type="float" office:value="21.8314576271186">
            <text:p>21,8314576271</text:p>
          </table:table-cell>
          <table:table-cell table:style-name="ce2" table:formula="of:=SIN(([.H4]+PI()/3)/2)/SIN(PI()/6)" office:value-type="float" office:value="1.30989657124745">
            <text:p>1,3098965712</text:p>
          </table:table-cell>
        </table:table-row>
        <table:table-row table:style-name="ro4">
          <table:table-cell table:style-name="ce9" office:value-type="string">
            <text:p>Dec (Polar)</text:p>
          </table:table-cell>
          <table:table-cell office:value-type="float" office:value="19.17">
            <text:p>19,17</text:p>
          </table:table-cell>
          <table:table-cell office:value-type="float" office:value="-11.15">
            <text:p>-11,15</text:p>
          </table:table-cell>
          <table:table-cell table:style-name="ce2" table:formula="of:=[.B3]-[.C3]" office:value-type="float" office:value="30.32">
            <text:p>30,32</text:p>
          </table:table-cell>
          <table:table-cell/>
          <table:table-cell table:style-name="ce10" office:value-type="string">
            <text:p>Sigma (AlphaDeg)</text:p>
          </table:table-cell>
          <table:table-cell/>
          <table:table-cell table:style-name="ce10" office:value-type="string">
            <text:p>Ang Radians</text:p>
          </table:table-cell>
          <table:table-cell table:style-name="ce10" office:value-type="string">
            <text:p>Sigma Refr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ce2" table:formula="of:=[.F2]/(295^2)" office:value-type="float" office:value="0.000376903188738868">
            <text:p>0,0003769032</text:p>
          </table:table-cell>
          <table:table-cell/>
          <table:table-cell table:style-name="ce2" table:formula="of:=RADIANS([.H2])" office:value-type="float" office:value="0.381030816102849">
            <text:p>0,3810308161</text:p>
          </table:table-cell>
          <table:table-cell table:style-name="ce2" table:formula="of:=(COS(([.H4]+PI()/3)/2)/(2*SIN(PI()/6)))*[.H8]" office:value-type="float" office:value="0.00425511520189515">
            <text:p>0,0042551152</text:p>
          </table:table-cell>
        </table:table-row>
        <table:table-row table:style-name="ro4">
          <table:table-cell/>
          <table:table-cell table:style-name="ce10" office:value-type="string">
            <text:p>Arcturus (Rad)</text:p>
          </table:table-cell>
          <table:table-cell table:style-name="ce10" office:value-type="string">
            <text:p>Spica (Rad)</text:p>
          </table:table-cell>
          <table:table-cell table:style-name="ce10" office:value-type="string">
            <text:p>Scarto</text:p>
          </table:table-cell>
          <table:table-cell table:number-columns-repeated="2"/>
          <table:table-cell table:style-name="ce16"/>
          <table:table-cell table:style-name="ce10" office:value-type="string">
            <text:p>Sigma Deg</text:p>
          </table:table-cell>
          <table:table-cell table:style-name="ce16"/>
        </table:table-row>
        <table:table-row table:style-name="ro4">
          <table:table-cell table:style-name="ce9" office:value-type="string">
            <text:p>Ra (Azimut)</text:p>
          </table:table-cell>
          <table:table-cell table:formula="of:=RADIANS([.B2])" office:value-type="float" office:value="3.73064127613788">
            <text:p>3,7306412761</text:p>
          </table:table-cell>
          <table:table-cell table:formula="of:=RADIANS([.C2])" office:value-type="float" office:value="3.51247511963859">
            <text:p>3,5124751196</text:p>
          </table:table-cell>
          <table:table-cell table:style-name="ce2" table:formula="of:=[.B6]-[.C6]" office:value-type="float" office:value="0.218166156499291">
            <text:p>0,2181661565</text:p>
          </table:table-cell>
          <table:table-cell table:number-columns-repeated="2"/>
          <table:table-cell table:style-name="ce16"/>
          <table:table-cell table:style-name="ce2" table:formula="of:=SQRT(([$Risultati.G2]* [.G2])^2 +([.F4]*[$Risultati.F2])^2)" office:value-type="float" office:value="0.322626210125318">
            <text:p>0,3226262101</text:p>
          </table:table-cell>
          <table:table-cell table:style-name="ce16"/>
        </table:table-row>
        <table:table-row table:style-name="ro4">
          <table:table-cell table:style-name="ce9" office:value-type="string">
            <text:p>Dec (Polar)</text:p>
          </table:table-cell>
          <table:table-cell table:formula="of:=RADIANS([.B3])" office:value-type="float" office:value="0.334579617607313">
            <text:p>0,3345796176</text:p>
          </table:table-cell>
          <table:table-cell table:formula="of:=RADIANS([.C3])" office:value-type="float" office:value="-0.194604211597368">
            <text:p>-0,1946042116</text:p>
          </table:table-cell>
          <table:table-cell table:style-name="ce2" table:formula="of:=[.B7]-[.C7]" office:value-type="float" office:value="0.529183829204681">
            <text:p>0,5291838292</text:p>
          </table:table-cell>
          <table:table-cell table:number-columns-repeated="2"/>
          <table:table-cell table:style-name="ce16"/>
          <table:table-cell table:style-name="ce10" office:value-type="string">
            <text:p>Sigma Rad</text:p>
          </table:table-cell>
          <table:table-cell table:style-name="ce16"/>
        </table:table-row>
        <table:table-row table:style-name="ro4">
          <table:table-cell/>
          <table:table-cell table:style-name="Default" table:number-columns-repeated="2"/>
          <table:table-cell table:number-columns-repeated="3"/>
          <table:table-cell table:style-name="ce16"/>
          <table:table-cell table:style-name="ce2" table:formula="of:=RADIANS([.H6])" office:value-type="float" office:value="0.00563088961991786">
            <text:p>0,0056308896</text:p>
          </table:table-cell>
          <table:table-cell table:style-name="ce16"/>
        </table:table-row>
        <table:table-row table:style-name="ro4">
          <table:table-cell/>
          <table:table-cell table:style-name="ce10" office:value-type="string">
            <text:p>Coordinate</text:p>
          </table:table-cell>
          <table:table-cell table:style-name="ce10" office:value-type="string">
            <text:p>Portal (AZ)</text:p>
          </table:table-cell>
          <table:table-cell/>
          <table:table-cell table:style-name="ce10" office:value-type="string">
            <text:p>Data</text:p>
          </table:table-cell>
          <table:table-cell table:number-columns-repeated="4"/>
        </table:table-row>
        <table:table-row table:style-name="ro4">
          <table:table-cell table:style-name="ce9" office:value-type="string">
            <text:p>Degrees</text:p>
          </table:table-cell>
          <table:table-cell table:style-name="ce12" office:value-type="string">
            <text:p>31° 54′ 49″ N</text:p>
          </table:table-cell>
          <table:table-cell table:style-name="ce13" office:value-type="string">
            <text:p> 109° 8′ 29″ W</text:p>
          </table:table-cell>
          <table:table-cell/>
          <table:table-cell table:style-name="ce14" office:value-type="date" office:date-value="2015-12-05">
            <text:p>05/12/2015</text:p>
          </table:table-cell>
          <table:table-cell table:number-columns-repeated="4"/>
        </table:table-row>
        <table:table-row table:style-name="ro4">
          <table:table-cell table:style-name="ce9" office:value-type="string">
            <text:p>Decimal</text:p>
          </table:table-cell>
          <table:table-cell table:style-name="ce12" office:value-type="float" office:value="31.913611">
            <text:p>31,913611</text:p>
          </table:table-cell>
          <table:table-cell table:style-name="ce13" office:value-type="float" office:value="-109.141389">
            <text:p>-109,141389</text:p>
          </table:table-cell>
          <table:table-cell/>
          <table:table-cell table:style-name="ce15" office:value-type="time" office:time-value="PT05H48M00S">
            <text:p>05:48:00</text:p>
          </table:table-cell>
          <table:table-cell table:number-columns-repeated="2"/>
          <table:table-cell/>
          <table:table-cell/>
        </table:table-row>
        <table:table-row table:style-name="ro4">
          <table:table-cell/>
          <table:table-cell table:style-name="ce10" office:value-type="string">
            <text:p>Latitudine</text:p>
          </table:table-cell>
          <table:table-cell table:style-name="ce10" office:value-type="string">
            <text:p>Longitudine</text:p>
          </table:table-cell>
          <table:table-cell table:number-columns-repeated="6"/>
        </table:table-row>
        <table:table-row table:style-name="ro4"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10" office:value-type="string" table:number-columns-spanned="3" table:number-rows-spanned="1">
            <text:p>Gladstone Dale</text:p>
          </table:table-cell>
          <table:covered-table-cell table:number-columns-repeated="2" table:style-name="Default"/>
          <table:table-cell table:number-columns-repeated="6"/>
        </table:table-row>
        <table:table-row table:style-name="ro4">
          <table:table-cell table:style-name="ce11" office:value-type="string" table:number-columns-spanned="1" table:number-rows-spanned="3">
            <text:p>(Valori scelti)</text:p>
          </table:table-cell>
          <table:table-cell office:value-type="string">
            <text:p>H20</text:p>
          </table:table-cell>
          <table:table-cell office:value-type="float" office:value="0.3335">
            <text:p>0,3335</text:p>
          </table:table-cell>
          <table:table-cell table:number-columns-repeated="6"/>
        </table:table-row>
        <table:table-row table:style-name="ro4">
          <table:covered-table-cell/>
          <table:table-cell office:value-type="string">
            <text:p>20 Deg Patm</text:p>
          </table:table-cell>
          <table:table-cell table:style-name="Default"/>
          <table:table-cell table:number-columns-repeated="6"/>
        </table:table-row>
        <table:table-row table:style-name="ro2">
          <table:covered-table-cell/>
          <table:table-cell office:value-type="string">
            <text:p>546 nm</text:p>
          </table:table-cell>
          <table:table-cell table:style-name="Default"/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time-style style:name="N107"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4">04/07/2019</text:date>, <text:time>14.04.0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7:39:06.133000000</meta:creation-date>
    <dc:date>2019-07-04T14:04:03.83</dc:date>
    <meta:editing-duration>P1DT17H9M18S</meta:editing-duration>
    <meta:editing-cycles>18</meta:editing-cycles>
    <meta:generator>OpenOffice/4.1.5$Win32 OpenOffice.org_project/415m1$Build-9789</meta:generator>
    <dc:creator>Maurizio Luca Emanuele Camplese</dc:creator>
    <meta:document-statistic meta:table-count="6" meta:cell-count="386" meta:object-count="0"/>
  </office:meta>
</office:document-meta>
</file>